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4.334cm" fo:min-width="10.6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1.273cm" fo:min-width="0cm"/>
    </style:style>
    <style:style style:name="gr4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1.591cm" fo:min-width="0cm"/>
    </style:style>
    <style:style style:name="gr5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1.591cm" fo:min-width="0cm"/>
    </style:style>
    <style:style style:name="gr6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2.036cm" fo:min-width="0cm"/>
    </style:style>
    <style:style style:name="gr7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0.691cm" fo:min-width="0cm"/>
    </style:style>
    <style:style style:name="gr8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1.209cm" fo:min-width="0cm"/>
    </style:style>
    <style:style style:name="gr9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1.02cm" fo:min-width="0cm"/>
    </style:style>
    <style:style style:name="gr10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0.516cm" fo:min-width="0cm"/>
    </style:style>
    <style:style style:name="gr1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12" style:family="graphic" style:parent-style-name="standard">
      <style:graphic-properties draw:stroke="solid" svg:stroke-color="#000000" draw:fill="solid" draw:fill-color="#fff685" draw:textarea-horizontal-align="left" draw:auto-grow-height="true" draw:auto-grow-width="false" fo:min-height="1.654cm" fo:min-width="0cm"/>
    </style:style>
    <style:style style:name="gr13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0.475cm" fo:min-width="0cm"/>
    </style:style>
    <style:style style:name="gr14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1.573cm" fo:min-width="0cm"/>
    </style:style>
    <style:style style:name="gr15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1.451cm" fo:min-width="0cm"/>
    </style:style>
    <style:style style:name="gr16" style:family="graphic" style:parent-style-name="standard">
      <style:graphic-properties draw:stroke="solid" svg:stroke-color="#000000" draw:fill="solid" draw:fill-color="#adc5e7" draw:textarea-horizontal-align="left" draw:auto-grow-height="true" draw:auto-grow-width="false" fo:min-height="0.766cm" fo:min-width="0cm"/>
    </style:style>
    <style:style style:name="gr17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1.249cm" fo:min-width="0cm"/>
    </style:style>
    <style:style style:name="gr18" style:family="graphic" style:parent-style-name="standard">
      <style:graphic-properties draw:stroke="solid" svg:stroke-color="#000000" draw:fill="solid" draw:fill-color="#ffdaa2" draw:textarea-horizontal-align="left" draw:auto-grow-height="true" draw:auto-grow-width="false" fo:min-height="0.244cm" fo:min-width="0cm"/>
    </style:style>
    <style:style style:name="gr19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685"/>
    </style:style>
    <style:style style:name="P4" style:family="paragraph">
      <loext:graphic-properties draw:fill="solid" draw:fill-color="#adc5e7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loext:graphic-properties draw:fill="solid" draw:fill-color="#adc5e7"/>
      <style:paragraph-properties fo:text-align="start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solid" draw:fill-color="#fff685"/>
      <style:text-properties fo:font-weight="bold" style:font-weight-asian="bold" style:font-weight-complex="bold"/>
    </style:style>
    <style:style style:name="P10" style:family="paragraph">
      <loext:graphic-properties draw:fill="solid" draw:fill-color="#adc5e7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daa2"/>
      <style:text-properties fo:font-weight="bold" style:font-weight-asian="bold" style:font-weight-complex="bold"/>
    </style:style>
    <style:style style:name="P13" style:family="paragraph">
      <loext:graphic-properties draw:fill="solid" draw:fill-color="#ffdaa2"/>
      <style:paragraph-properties fo:text-align="start"/>
    </style:style>
    <style:style style:name="P14" style:family="paragraph">
      <loext:graphic-properties draw:fill-color="#ffffff"/>
    </style:style>
    <style:style style:name="T1" style:family="text">
      <style:text-properties fo:font-size="8pt" style:font-size-asian="10.5pt" style:font-size-complex="10.5pt"/>
    </style:style>
    <style:style style:name="T2" style:family="text">
      <style:text-properties fo:font-size="8pt" fo:font-weight="bold" style:font-size-asian="10.5pt" style:font-weight-asian="bold" style:font-size-complex="10.5pt" style:font-weight-complex="bold"/>
    </style:style>
    <style:style style:name="T3" style:family="text">
      <style:text-properties fo:font-size="8pt" fo:font-weight="normal" style:font-size-asian="10.5pt" style:font-weight-asian="normal" style:font-size-complex="10.5pt" style:font-weight-complex="normal"/>
    </style:style>
    <style:style style:name="T4" style:family="text">
      <style:text-properties fo:font-size="13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8pt" style:font-weight-asian="bold" style:font-size-complex="18pt" style:font-weight-complex="bold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size-asian="10.5pt" style:font-size-complex="10.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11.684cm" svg:height="5.08cm" svg:x="1.524cm" svg:y="9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502cm" svg:height="3.188cm" svg:x="2.009cm" svg:y="3.713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/>
            <text:p><text:span text:style-name="T1"/></text:p>
          </draw:text-box>
        </draw:frame>
        <draw:frame draw:style-name="gr3" draw:text-style-name="P3" draw:layer="layout" svg:width="4.826cm" svg:height="1.523cm" svg:x="8.128cm" svg:y="3.557cm">
          <draw:text-box>
            <text:p><text:span text:style-name="T2">Ce</text:span><text:span text:style-name="T2">ll </text:span><text:span text:style-name="T2">bi</text:span><text:span text:style-name="T2">ol</text:span><text:span text:style-name="T2">og</text:span><text:span text:style-name="T2">y: </text:span><text:span text:style-name="T1">Gi</text:span><text:span text:style-name="T1">ve</text:span><text:span text:style-name="T1">n </text:span><text:span text:style-name="T1">tha</text:span><text:span text:style-name="T1">t a </text:span><text:span text:style-name="T1">cel</text:span><text:span text:style-name="T1">l is </text:span><text:span text:style-name="T1">(u</text:span><text:span text:style-name="T1">su</text:span><text:span text:style-name="T1">all</text:span><text:span text:style-name="T1">y) </text:span><text:span text:style-name="T1">the </text:span><text:span text:style-name="T1">ba</text:span><text:span text:style-name="T1">sic </text:span><text:span text:style-name="T1">uni</text:span><text:span text:style-name="T1">t of </text:span><text:span text:style-name="T1">life</text:span><text:span text:style-name="T1">, </text:span><text:span text:style-name="T1">ho</text:span><text:span text:style-name="T1">w </text:span><text:span text:style-name="T1">do </text:span><text:span text:style-name="T1">cel</text:span><text:span text:style-name="T1">ls </text:span><text:span text:style-name="T1">or</text:span><text:span text:style-name="T1">ga</text:span><text:span text:style-name="T1">niz</text:span><text:span text:style-name="T1">e </text:span><text:span text:style-name="T1">the</text:span><text:span text:style-name="T1">ms</text:span><text:span text:style-name="T1">elv</text:span><text:span text:style-name="T1">es </text:span><text:span text:style-name="T1">an</text:span><text:span text:style-name="T1">d </text:span><text:span text:style-name="T1">int</text:span><text:span text:style-name="T1">er</text:span><text:span text:style-name="T1">act </text:span><text:span text:style-name="T1">wit</text:span><text:span text:style-name="T1">h </text:span><text:span text:style-name="T1">the</text:span><text:span text:style-name="T1">ir </text:span><text:span text:style-name="T1">en</text:span><text:span text:style-name="T1">vir</text:span><text:span text:style-name="T1">on</text:span><text:span text:style-name="T1">me</text:span><text:span text:style-name="T1">nt?</text:span></text:p>
          </draw:text-box>
        </draw:frame>
        <draw:frame draw:style-name="gr3" draw:text-style-name="P3" draw:layer="layout" svg:width="5.864cm" svg:height="1.523cm" svg:x="14.14cm" svg:y="6.341cm">
          <draw:text-box>
            <text:p><text:span text:style-name="T2">Genetics: </text:span><text:span text:style-name="T1">How are traits inherited? </text:span><text:span text:style-name="T1">Given that a gene is (usually) the basic </text:span><text:span text:style-name="T1">unit of inheritance, what does each gene </text:span><text:span text:style-name="T1">do?</text:span></text:p>
          </draw:text-box>
        </draw:frame>
        <draw:frame draw:style-name="gr4" draw:text-style-name="P3" draw:layer="layout" svg:width="5.864cm" svg:height="1.841cm" svg:x="14.194cm" svg:y="0.952cm">
          <draw:text-box>
            <text:p><text:span text:style-name="T2">Molecular biology and structural biology:</text:span><text:span text:style-name="T1"> How are biological molecules shaped? How do they interact? How are they made, modified, powered, and destroyed?</text:span></text:p>
          </draw:text-box>
        </draw:frame>
        <draw:frame draw:style-name="gr5" draw:text-style-name="P4" draw:layer="layout" svg:width="3.908cm" svg:height="2.795cm" svg:x="1.68cm" svg:y="3.81cm">
          <draw:text-box>
            <text:p><text:span text:style-name="T2">Stem cell biology</text:span><text:span text:style-name="T1">: </text:span><text:span text:style-name="T3">H</text:span><text:span text:style-name="T1">ow do we take cells from an early embryo (or other systems with useful developmental potential) and manipulate them to produce systems of value for medicine? </text:span></text:p>
          </draw:text-box>
        </draw:frame>
        <draw:frame draw:style-name="gr3" draw:text-style-name="P3" draw:layer="layout" svg:width="5.864cm" svg:height="1.841cm" svg:x="1.95cm" svg:y="1.14cm">
          <draw:text-box>
            <text:p text:style-name="P5"><text:span text:style-name="T2">Developmental biology: </text:span><text:span text:style-name="T1">how does an early embryo, which has no obvious front, back, top, bottom, left, right, or internal specialization, turn into an organism with arms, legs, eyes, and so on?</text:span></text:p>
          </draw:text-box>
        </draw:frame>
        <draw:frame draw:style-name="gr3" draw:text-style-name="P3" draw:layer="layout" svg:width="5.864cm" svg:height="1.523cm" svg:x="21.044cm" svg:y="6.317cm">
          <draw:text-box>
            <text:p><text:span text:style-name="T2">Epi</text:span><text:span text:style-name="T2">gen</text:span><text:span text:style-name="T2">etic</text:span><text:span text:style-name="T2">s: </text:span><text:span text:style-name="T1">Ho</text:span><text:span text:style-name="T1">w </text:span><text:span text:style-name="T1">are </text:span><text:span text:style-name="T1">gen</text:span><text:span text:style-name="T1">es </text:span><text:span text:style-name="T1">pac</text:span><text:span text:style-name="T1">kag</text:span><text:span text:style-name="T1">ed, </text:span><text:span text:style-name="T1">dec</text:span><text:span text:style-name="T1">orat</text:span><text:span text:style-name="T1">ed, </text:span><text:span text:style-name="T1">and </text:span><text:span text:style-name="T1">turn</text:span><text:span text:style-name="T1">ed </text:span><text:span text:style-name="T1">on </text:span><text:span text:style-name="T1">and </text:span><text:span text:style-name="T1">off? </text:span><text:span text:style-name="T1">Wh</text:span><text:span text:style-name="T1">en </text:span><text:span text:style-name="T1">doe</text:span><text:span text:style-name="T1">s </text:span><text:span text:style-name="T1">this </text:span><text:span text:style-name="T1">matt</text:span><text:span text:style-name="T1">er </text:span><text:span text:style-name="T1">to </text:span><text:span text:style-name="T1">othe</text:span><text:span text:style-name="T1">r big </text:span><text:span text:style-name="T1">que</text:span><text:span text:style-name="T1">stio</text:span><text:span text:style-name="T1">ns?</text:span></text:p>
          </draw:text-box>
        </draw:frame>
        <draw:frame draw:style-name="gr6" draw:text-style-name="P7" draw:layer="layout" svg:width="4.572cm" svg:height="2.299cm" svg:x="2.55cm" svg:y="12.254cm">
          <draw:text-box>
            <text:p text:style-name="P6"><text:span text:style-name="T4">C</text:span><text:span text:style-name="T4">og</text:span><text:span text:style-name="T4">na</text:span><text:span text:style-name="T4">te </text:span><text:span text:style-name="T4">br</text:span><text:span text:style-name="T4">an</text:span><text:span text:style-name="T4">ch </text:span><text:span text:style-name="T4">of </text:span><text:span text:style-name="T4">ap</text:span><text:span text:style-name="T4">pli</text:span><text:span text:style-name="T4">ed </text:span><text:span text:style-name="T4">sc</text:span><text:span text:style-name="T4">ie</text:span><text:span text:style-name="T4">nc</text:span><text:span text:style-name="T4">e </text:span><text:span text:style-name="T4">in </text:span><text:span text:style-name="T4">en</text:span><text:span text:style-name="T4">gi</text:span><text:span text:style-name="T4">ne</text:span><text:span text:style-name="T4">eri</text:span><text:span text:style-name="T4">ng </text:span><text:span text:style-name="T4">or </text:span><text:span text:style-name="T4">m</text:span><text:span text:style-name="T4">ed</text:span><text:span text:style-name="T4">ici</text:span><text:span text:style-name="T4">ne</text:span></text:p>
          </draw:text-box>
        </draw:frame>
        <draw:frame draw:style-name="gr7" draw:text-style-name="P9" draw:layer="layout" svg:width="4.88cm" svg:height="0.941cm" svg:x="2.496cm" svg:y="10.443cm">
          <draw:text-box>
            <text:p text:style-name="P8"><text:span text:style-name="T5">B</text:span><text:span text:style-name="T5">ra</text:span><text:span text:style-name="T5">n</text:span><text:span text:style-name="T5">c</text:span><text:span text:style-name="T5">h </text:span><text:span text:style-name="T5">of </text:span><text:span text:style-name="T5">bi</text:span><text:span text:style-name="T5">ol</text:span><text:span text:style-name="T5">o</text:span><text:span text:style-name="T5">g</text:span><text:span text:style-name="T5">y</text:span></text:p>
          </draw:text-box>
        </draw:frame>
        <draw:frame draw:style-name="gr8" draw:text-style-name="P10" draw:layer="layout" svg:width="3.558cm" svg:height="1.523cm" svg:x="19.032cm" svg:y="9.15cm">
          <draw:text-box>
            <text:p text:style-name="P8"><text:span text:style-name="T2">G</text:span><text:span text:style-name="T2">e</text:span><text:span text:style-name="T2">n</text:span><text:span text:style-name="T2">et</text:span><text:span text:style-name="T2">ic </text:span><text:span text:style-name="T2">e</text:span><text:span text:style-name="T2">pi</text:span><text:span text:style-name="T2">d</text:span><text:span text:style-name="T2">e</text:span><text:span text:style-name="T2">m</text:span><text:span text:style-name="T2">io</text:span><text:span text:style-name="T2">lo</text:span><text:span text:style-name="T2">g</text:span><text:span text:style-name="T2">y: </text:span><text:span text:style-name="T3">H</text:span><text:span text:style-name="T3">o</text:span><text:span text:style-name="T3">w </text:span><text:span text:style-name="T3">d</text:span><text:span text:style-name="T3">o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 </text:span><text:span text:style-name="T3">in </text:span><text:span text:style-name="T3">g</text:span><text:span text:style-name="T3">e</text:span><text:span text:style-name="T3">n</text:span><text:span text:style-name="T3">e</text:span><text:span text:style-name="T3">s </text:span><text:span text:style-name="T3">or </text:span><text:span text:style-name="T3">th</text:span><text:span text:style-name="T3">ei</text:span><text:span text:style-name="T3">r </text:span><text:span text:style-name="T3">a</text:span><text:span text:style-name="T3">cti</text:span><text:span text:style-name="T3">vit</text:span><text:span text:style-name="T3">y </text:span><text:span text:style-name="T3">c</text:span><text:span text:style-name="T3">a</text:span><text:span text:style-name="T3">u</text:span><text:span text:style-name="T3">s</text:span><text:span text:style-name="T3">e </text:span><text:span text:style-name="T3">h</text:span><text:span text:style-name="T3">u</text:span><text:span text:style-name="T3">m</text:span><text:span text:style-name="T3">a</text:span><text:span text:style-name="T3">n </text:span><text:span text:style-name="T3">di</text:span><text:span text:style-name="T3">s</text:span><text:span text:style-name="T3">e</text:span><text:span text:style-name="T3">a</text:span><text:span text:style-name="T3">s</text:span><text:span text:style-name="T3">e</text:span><text:span text:style-name="T3">?</text:span></text:p>
          </draw:text-box>
        </draw:frame>
        <draw:frame draw:style-name="gr9" draw:text-style-name="P10" draw:layer="layout" svg:width="3.556cm" svg:height="1.523cm" svg:x="14.008cm" svg:y="9.15cm">
          <draw:text-box>
            <text:p text:style-name="P8"><text:span text:style-name="T1">Gene therapy: </text:span><text:span text:style-name="T3">How can we </text:span><text:span text:style-name="T3">deliver genes into patients to </text:span><text:span text:style-name="T3">cure or help them?</text:span></text:p>
          </draw:text-box>
        </draw:frame>
        <draw:frame draw:style-name="gr10" draw:text-style-name="P10" draw:layer="layout" svg:width="5.842cm" svg:height="1.205cm" svg:x="21.328cm" svg:y="1.206cm">
          <draw:text-box>
            <text:p text:style-name="P8"><text:span text:style-name="T1">Synthetic biology: </text:span><text:span text:style-name="T3">How can we </text:span><text:span text:style-name="T3">use biological components for new </text:span><text:span text:style-name="T3">useful functions like agriculture?</text:span></text:p>
          </draw:text-box>
        </draw:frame>
        <draw:line draw:style-name="gr11" draw:text-style-name="P11" draw:layer="layout" svg:x1="4.582cm" svg:y1="12.254cm" svg:x2="4.582cm" svg:y2="11.384cm">
          <text:p/>
        </draw:line>
        <draw:line draw:style-name="gr11" draw:text-style-name="P11" draw:layer="layout" svg:x1="3.458cm" svg:y1="3.81cm" svg:x2="3.458cm" svg:y2="2.981cm">
          <text:p/>
        </draw:line>
        <draw:line draw:style-name="gr11" draw:text-style-name="P11" draw:layer="layout" svg:x1="20.558cm" svg:y1="9.15cm" svg:x2="17.002cm" svg:y2="7.864cm">
          <text:p/>
        </draw:line>
        <draw:line draw:style-name="gr11" draw:text-style-name="P11" draw:layer="layout" svg:x1="15.478cm" svg:y1="9.15cm" svg:x2="17.002cm" svg:y2="7.864cm">
          <text:p/>
        </draw:line>
        <draw:line draw:style-name="gr11" draw:text-style-name="P11" draw:layer="layout" svg:x1="21.166cm" svg:y1="9.15cm" svg:x2="22.336cm" svg:y2="7.84cm">
          <text:p/>
        </draw:line>
        <draw:line draw:style-name="gr11" draw:text-style-name="P11" draw:layer="layout" svg:x1="21.358cm" svg:y1="1.75cm" svg:x2="20.058cm" svg:y2="1.75cm">
          <text:p/>
        </draw:line>
        <draw:frame draw:style-name="gr12" draw:text-style-name="P9" draw:layer="layout" svg:width="2.872cm" svg:height="1.904cm" svg:x="8.996cm" svg:y="12.544cm">
          <draw:text-box>
            <text:p text:style-name="P8"><text:span text:style-name="T5">Another branch of </text:span><text:span text:style-name="T5">biology</text:span></text:p>
          </draw:text-box>
        </draw:frame>
        <draw:frame draw:style-name="gr13" draw:text-style-name="P12" draw:layer="layout" svg:width="3.556cm" svg:height="0.802cm" svg:x="8.808cm" svg:y="10.551cm">
          <draw:text-box>
            <text:p text:style-name="P8"><text:span text:style-name="T6">R</text:span><text:span text:style-name="T6">e</text:span><text:span text:style-name="T6">l</text:span><text:span text:style-name="T6">a</text:span><text:span text:style-name="T6">ti</text:span><text:span text:style-name="T6">o</text:span><text:span text:style-name="T6">n</text:span><text:span text:style-name="T6">s</text:span><text:span text:style-name="T6">h</text:span><text:span text:style-name="T6">i</text:span><text:span text:style-name="T6">p</text:span></text:p>
          </draw:text-box>
        </draw:frame>
        <draw:line draw:style-name="gr11" draw:text-style-name="P11" draw:layer="layout" svg:x1="8.792cm" svg:y1="10.922cm" svg:x2="7.376cm" svg:y2="10.922cm">
          <text:p/>
        </draw:line>
        <draw:line draw:style-name="gr11" draw:text-style-name="P11" draw:layer="layout" svg:x1="10.616cm" svg:y1="11.353cm" svg:x2="10.616cm" svg:y2="12.544cm">
          <text:p/>
        </draw:line>
        <draw:line draw:style-name="gr11" draw:text-style-name="P11" draw:layer="layout" svg:x1="16.894cm" svg:y1="3.302cm" svg:x2="16.894cm" svg:y2="2.793cm">
          <text:p/>
        </draw:line>
        <draw:frame draw:style-name="gr14" draw:text-style-name="P13" draw:layer="layout" svg:width="6.096cm" svg:height="2.159cm" svg:x="14.262cm" svg:y="3.302cm">
          <draw:text-box>
            <text:p text:style-name="P5"><text:span text:style-name="T1">DNA, </text:span><text:span text:style-name="T1">which </text:span><text:span text:style-name="T1">makes </text:span><text:span text:style-name="T1">up </text:span><text:span text:style-name="T1">genes, </text:span><text:span text:style-name="T1">is one of </text:span><text:span text:style-name="T1">many </text:span><text:span text:style-name="T1">major </text:span><text:span text:style-name="T1">classes </text:span><text:span text:style-name="T1">of </text:span><text:span text:style-name="T1">molecul</text:span><text:span text:style-name="T1">es in a </text:span><text:span text:style-name="T1">cell. </text:span><text:span text:style-name="T1">DNA is </text:span><text:span text:style-name="T1">the most </text:span><text:span text:style-name="T1">stable </text:span><text:span text:style-name="T1">and </text:span><text:span text:style-name="T1">readily </text:span><text:span text:style-name="T1">copied, </text:span><text:span text:style-name="T1">making </text:span><text:span text:style-name="T1">it ideal </text:span><text:span text:style-name="T1">for </text:span><text:span text:style-name="T1">inheritan</text:span><text:span text:style-name="T1">ce. </text:span><text:span text:style-name="T1">Other, </text:span><text:span text:style-name="T1">more </text:span><text:span text:style-name="T1">dynamic </text:span><text:span text:style-name="T1">classes </text:span><text:span text:style-name="T1">of </text:span><text:span text:style-name="T1">molecul</text:span><text:span text:style-name="T1">e </text:span><text:span text:style-name="T1">include </text:span><text:span text:style-name="T1">RNA, </text:span><text:span text:style-name="T1">proteins, </text:span><text:span text:style-name="T1">carbohy</text:span><text:span text:style-name="T1">drates, </text:span><text:span text:style-name="T1">and </text:span><text:span text:style-name="T1">lipids.</text:span></text:p>
          </draw:text-box>
        </draw:frame>
        <draw:line draw:style-name="gr11" draw:text-style-name="P11" draw:layer="layout" svg:x1="16.894cm" svg:y1="6.35cm" svg:x2="16.894cm" svg:y2="5.494cm">
          <text:p/>
        </draw:line>
        <draw:frame draw:style-name="gr14" draw:text-style-name="P13" draw:layer="layout" svg:width="6.096cm" svg:height="1.841cm" svg:x="21.162cm" svg:y="3.403cm">
          <draw:text-box>
            <text:p text:style-name="P5"><text:span text:style-name="T1">The information contained in </text:span><text:span text:style-name="T1">genes alone is not sufficient to </text:span><text:span text:style-name="T1">construct an organism, fight </text:span><text:span text:style-name="T1">infection, or even completely </text:span><text:span text:style-name="T1">explain inheritance. It is also </text:span><text:span text:style-name="T1">necessary to study how they are </text:span><text:span text:style-name="T1">stored and used.</text:span></text:p>
          </draw:text-box>
        </draw:frame>
        <draw:line draw:style-name="gr11" draw:text-style-name="P11" draw:layer="layout" svg:x1="22.344cm" svg:y1="5.244cm" svg:x2="17.518cm" svg:y2="6.341cm">
          <text:p/>
        </draw:line>
        <draw:line draw:style-name="gr11" draw:text-style-name="P11" draw:layer="layout" svg:x1="22.344cm" svg:y1="5.245cm" svg:x2="24.122cm" svg:y2="6.317cm">
          <text:p/>
        </draw:line>
        <draw:g>
          <draw:frame draw:style-name="gr15" draw:text-style-name="P13" draw:layer="layout" svg:width="4.326cm" svg:height="1.701cm" svg:x="8.45cm" svg:y="1.141cm">
            <draw:text-box>
              <text:p text:style-name="P5"><text:span text:style-name="T1">All fundamental processes of life must be understood to account for the astounding phenomena of development.</text:span></text:p>
            </draw:text-box>
          </draw:frame>
        </draw:g>
        <draw:line draw:style-name="gr11" draw:text-style-name="P11" draw:layer="layout" svg:x1="8.374cm" svg:y1="2.032cm" svg:x2="7.814cm" svg:y2="2.032cm">
          <text:p/>
        </draw:line>
        <draw:line draw:style-name="gr11" draw:text-style-name="P11" draw:layer="layout" svg:x1="14.14cm" svg:y1="7.112cm" svg:x2="13.316cm" svg:y2="7.112cm">
          <text:p/>
        </draw:line>
        <draw:frame draw:style-name="gr16" draw:text-style-name="P10" draw:layer="layout" svg:width="3.558cm" svg:height="1.016cm" svg:x="16.256cm" svg:y="12.338cm">
          <draw:text-box>
            <text:p text:style-name="P8"><text:span text:style-name="T2">Epidemiology: </text:span><text:span text:style-name="T3">How do people get </text:span><text:span text:style-name="T3">diseases?</text:span></text:p>
          </draw:text-box>
        </draw:frame>
        <draw:frame draw:style-name="gr17" draw:text-style-name="P13" draw:layer="layout" svg:width="6.458cm" svg:height="1.523cm" svg:x="6.858cm" svg:y="6.267cm">
          <draw:text-box>
            <text:p text:style-name="P5"><text:span text:style-name="T7">Genetic malformations, natural and </text:span><text:span text:style-name="T7">artificial, provide cruci</text:span><text:span text:style-name="T1">al clues to pick out </text:span><text:span text:style-name="T1">drivers of specific processes in </text:span><text:span text:style-name="T1">development, cell organization, and </text:span><text:span text:style-name="T1">molecular biology.</text:span></text:p>
          </draw:text-box>
        </draw:frame>
        <draw:frame draw:style-name="gr18" draw:text-style-name="P13" draw:layer="layout" svg:width="1.024cm" svg:height="0.569cm" svg:x="18.848cm" svg:y="11.279cm">
          <draw:text-box>
            <text:p text:style-name="P5"><text:span text:style-name="T1">Duh</text:span></text:p>
          </draw:text-box>
        </draw:frame>
        <draw:line draw:style-name="gr11" draw:text-style-name="P11" draw:layer="layout" svg:x1="19.912cm" svg:y1="10.673cm" svg:x2="19.404cm" svg:y2="11.279cm">
          <text:p/>
        </draw:line>
        <draw:line draw:style-name="gr11" draw:text-style-name="P11" draw:layer="layout" svg:x1="19.204cm" svg:y1="11.848cm" svg:x2="18.188cm" svg:y2="12.338cm">
          <text:p/>
        </draw:line>
        <draw:line draw:style-name="gr11" draw:text-style-name="P11" draw:layer="layout" svg:x1="14.14cm" svg:y1="1.778cm" svg:x2="12.776cm" svg:y2="1.778cm">
          <text:p/>
        </draw:line>
        <draw:line draw:style-name="gr11" draw:text-style-name="P11" draw:layer="layout" svg:x1="10.414cm" svg:y1="3.557cm" svg:x2="10.414cm" svg:y2="2.842cm">
          <text:p/>
        </draw:line>
        <draw:line draw:style-name="gr11" draw:text-style-name="P11" draw:layer="layout" svg:x1="10.414cm" svg:y1="6.257cm" svg:x2="10.414cm" svg:y2="5.08cm">
          <text:p/>
        </draw:line>
        <draw:line draw:style-name="gr11" draw:text-style-name="P11" draw:layer="layout" svg:x1="7.366cm" svg:y1="6.267cm" svg:x2="7.366cm" svg:y2="2.981cm">
          <text:p/>
        </draw:line>
        <draw:line draw:style-name="gr11" draw:text-style-name="P11" draw:layer="layout" svg:x1="14.14cm" svg:y1="1.778cm" svg:x2="13.316cm" svg:y2="6.858cm">
          <text:p/>
        </draw:line>
        <presentation:notes draw:style-name="dp2">
          <draw:page-thumbnail draw:style-name="gr19" draw:layer="layout" svg:width="17cm" svg:height="9.56cm" svg:x="2cm" svg:y="2.5cm" draw:page-number="1" presentation:class="page"/>
          <draw:frame presentation:style-name="pr1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2T19:55:29.681126317</meta:creation-date>
    <meta:editing-duration>PT25M37S</meta:editing-duration>
    <meta:editing-cycles>6</meta:editing-cycles>
    <meta:generator>LibreOffice/6.0.7.3$Linux_X86_64 LibreOffice_project/00m0$Build-3</meta:generator>
    <dc:title>DNA</dc:title>
    <dc:date>2021-08-12T21:16:34.418499764</dc:date>
    <meta:document-statistic meta:object-count="67"/>
  </office:meta>
</office:document-meta>
</file>